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044cm" fo:min-width="0cm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423cm" fo:min-width="0cm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3.686cm" fo:min-width="0cm"/>
    </style:style>
    <style:style style:name="gr5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576cm" fo:min-width="0cm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3.37cm" fo:min-width="0cm"/>
    </style:style>
    <style:style style:name="gr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3.56cm" fo:min-width="0cm"/>
    </style:style>
    <style:style style:name="gr8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3.369cm" fo:min-width="0cm"/>
    </style:style>
    <style:style style:name="gr9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3.481cm" fo:min-width="0cm"/>
    </style:style>
    <style:style style:name="gr10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1.1cm" fo:min-width="0cm"/>
    </style:style>
    <style:style style:name="gr1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16cm" fo:min-width="0cm"/>
    </style:style>
    <style:style style:name="gr1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068cm" fo:min-width="0cm"/>
    </style:style>
    <style:style style:name="gr1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718cm" fo:min-width="0cm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left" draw:auto-grow-height="true" draw:auto-grow-width="false" fo:min-height="2.9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274cm" fo:min-width="0cm"/>
    </style:style>
    <style:style style:name="gr16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475cm" fo:min-width="0cm"/>
    </style:style>
    <style:style style:name="gr1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9.582cm" fo:min-width="0cm"/>
    </style:style>
    <style:style style:name="gr18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9.861cm" fo:min-width="0cm"/>
    </style:style>
    <style:style style:name="gr19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1.02cm" fo:min-width="0cm"/>
    </style:style>
    <style:style style:name="gr20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1.634cm" fo:min-width="0cm"/>
    </style:style>
    <style:style style:name="gr2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1.601cm" fo:min-width="0cm"/>
    </style:style>
    <style:style style:name="gr22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521cm" fo:min-width="0cm"/>
    </style:style>
    <style:style style:name="gr2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653cm" fo:min-width="0cm"/>
    </style:style>
    <style:style style:name="gr24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4.64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eeeeee"/>
      <style:text-properties style:font-name="DejaVu Sans Mono1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eeeeee"/>
      <style:text-properties style:font-name="DejaVu Sans Mono1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508cm" fo:margin-bottom="0cm"/>
    </style:style>
    <style:style style:name="P8" style:family="paragraph">
      <loext:graphic-properties draw:fill="solid" draw:fill-color="#eeeeee"/>
      <style:text-properties style:font-name="DejaVu Sans Mono1" fo:font-size="2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fo:font-size="32pt" style:font-size-asian="32pt" style:font-size-complex="32pt"/>
    </style:style>
    <style:style style:name="T3" style:family="text">
      <style:text-properties fo:color="#009900" style:font-name="DejaVu Sans Mono1" fo:font-size="32pt" fo:background-color="transparent" style:font-size-asian="32pt" style:font-size-complex="32pt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009900" style:font-name="DejaVu Sans Mono1" fo:background-color="transparent"/>
    </style:style>
    <style:style style:name="T7" style:family="text">
      <style:text-properties fo:color="#009900" style:font-name="DejaVu Sans Mono1"/>
    </style:style>
    <style:style style:name="T8" style:family="text">
      <style:text-properties style:font-name="DejaVu Sans Mono1" fo:font-size="14pt" style:font-size-asian="14pt" style:font-size-complex="14pt"/>
    </style:style>
    <style:style style:name="T9" style:family="text">
      <style:text-properties style:font-name="Liberation Sans1"/>
    </style:style>
    <style:style style:name="T10" style:family="text">
      <style:text-properties fo:color="#000000" style:font-name="Liberation Sans1"/>
    </style:style>
    <style:style style:name="T11" style:family="text">
      <style:text-properties style:use-window-font-color="true" style:font-name="Liberation Sans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Liberation Sans1" fo:background-color="transparent"/>
    </style:style>
    <style:style style:name="T15" style:family="text">
      <style:text-properties fo:color="#00ff66" fo:background-color="transparent"/>
    </style:style>
    <style:style style:name="T16" style:family="text">
      <style:text-properties fo:color="#00ff66"/>
    </style:style>
    <style:style style:name="T17" style:family="text">
      <style:text-properties fo:color="#ff0000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meson Ernst</presentation:footer-decl>
      <presentation:date-time-decl presentation:name="dtd1" presentation:source="fixed">06/13/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ife and Times of Lifetim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“sugar-free” dive into Rust’s borrowing system</text:p>
            <text:p><text:span text:style-name="T1">By Jameson Er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rrowing</text:p>
              </text:list-item>
              <text:list-item>
                <text:p>Lifetime Parameters</text:p>
              </text:list-item>
              <text:list-item>
                <text:p>Transitive References</text:p>
              </text:list-item>
              <text:list-item>
                <text:p>Subtyping and Variance</text:p>
              </text:list-item>
              <text:list-item>
                <text:p>Dropck</text:p>
              </text:list-item>
              <text:list-item>
                <text:p>Unbounded Lifetimes</text:p>
              </text:list-item>
              <text:list-item>
                <text:p>Closures and HRT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Borrow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6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Immutable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Mutable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2">Lifetime starts at </text:span><text:span text:style-name="T3">let</text:span><text:span text:style-name="T2"> and extends until…</text:span></text:p>
                <text:list>
                  <text:list-item>
                    <text:p><text:span text:style-name="T2">The end of the block</text:span><text:span text:style-name="T4"> (</text:span><text:span text:style-name="T4"><text:a xlink:href="http://smallcultfollowing.com/babysteps/blog/2016/04/27/non-lexical-lifetimes-introduction/" xlink:type="simple">for now</text:a></text:span><text:span text:style-name="T4">)</text:span><text:span text:style-name="T2">, or</text:span></text:p>
                  </text:list-item>
                  <text:list-item>
                    <text:p><text:span text:style-name="T2">The end of the expression for r-values, or</text:span></text:p>
                  </text:list-item>
                  <text:list-item>
                    <text:p><text:span text:style-name="T2">The value is mov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6cm" svg:height="4.294cm" svg:x="2.148cm" svg:y="6.229cm">
          <draw:text-box>
            <text:p><text:span text:style-name="T5">{</text:span></text:p>
            <text:p><text:span text:style-name="T5"><text:s text:c="4"/></text:span><text:span text:style-name="T5">let x = 5; // Bind</text:span></text:p>
            <text:p><text:span text:style-name="T5"><text:s text:c="4"/></text:span><text:span text:style-name="T5">let y = &amp;x; // Borrow</text:span></text:p>
            <text:p><text:span text:style-name="T5"><text:s text:c="4"/></text:span><text:span text:style-name="T5">println!(“{}”, y);</text:span></text:p>
            <text:p><text:span text:style-name="T5">} // y and x expire</text:span></text:p>
          </draw:text-box>
        </draw:frame>
        <draw:frame draw:style-name="gr3" draw:text-style-name="P2" draw:layer="layout" svg:width="11.684cm" svg:height="4.673cm" svg:x="15.24cm" svg:y="6.229cm">
          <draw:text-box>
            <text:p><text:span text:style-name="T5">{</text:span></text:p>
            <text:p><text:span text:style-name="T5"><text:s text:c="4"/></text:span><text:span text:style-name="T5">let mut x = 5; // Bind</text:span></text:p>
            <text:p><text:span text:style-name="T5"><text:s text:c="4"/></text:span><text:span text:style-name="T5">let y = &amp;mut x; // Borrow</text:span></text:p>
            <text:p><text:span text:style-name="T5"><text:s text:c="4"/></text:span><text:span text:style-name="T5">*y = 12;</text:span></text:p>
            <text:p><text:span text:style-name="T5"><text:s text:c="4"/></text:span><text:span text:style-name="T5">println!(“{}”, y);</text:span></text:p>
            <text:p><text:span text:style-name="T5">} // y and x expi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reference?</text:p>
                <text:list>
                  <text:list-item>
                    <text:p>A type like any other</text:p>
                    <text:list>
                      <text:list-item>
                        <text:p>Can impl traits</text:p>
                        <text:list>
                          <text:list-item>
                            <text:p><text:span text:style-name="T6">&amp;</text:span> impls <text:span text:style-name="T7">Copy</text:span></text:p>
                          </text:list-item>
                          <text:list-item>
                            <text:p><text:span text:style-name="T6">&amp;mut</text:span> does not</text:p>
                          </text:list-item>
                        </text:list>
                      </text:list-item>
                      <text:list-item>
                        <text:p>Given special syntax because it’s so common</text:p>
                        <text:list>
                          <text:list-item>
                            <text:p>Rust used to have other types of ref (<text:span text:style-name="T7">~</text:span> and <text:span text:style-name="T7">@</text:span>) but they were removed long ago.</text:p>
                          </text:list-item>
                        </text:list>
                      </text:list-item>
                    </text:list>
                  </text:list-item>
                  <text:list-item>
                    <text:p>Generic over a lifetime and a type: <text:span text:style-name="T6">&amp;’a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lifetime?</text:p>
                <text:list>
                  <text:list-item>
                    <text:p>A span of code in which a value is valid</text:p>
                    <text:list>
                      <text:list-item>
                        <text:p>Unrelated to wall-clock time</text:p>
                      </text:list-item>
                      <text:list-item>
                        <text:p>Considered calling it “lifespan” since “time” is misleading</text:p>
                      </text:list-item>
                    </text:list>
                  </text:list-item>
                  <text:list-item>
                    <text:p>Exists whether the language knows it or not</text:p>
                    <text:list>
                      <text:list-item>
                        <text:p>Particularly in C/C++</text:p>
                      </text:list-item>
                    </text:list>
                  </text:list-item>
                  <text:list-item>
                    <text:p>Descriptive, NOT prescriptive</text:p>
                    <text:list>
                      <text:list-item>
                        <text:p>Giving a name to what’s already there</text:p>
                      </text:list-item>
                      <text:list-item>
                        <text:p>To make it longer, the code must cha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This compiles</text:p>
              </text:list-item>
            </text:list>
          </draw:text-box>
        </draw:frame>
        <draw:frame draw:style-name="gr4" draw:text-style-name="P2" draw:layer="layout" svg:width="22.352cm" svg:height="3.936cm" svg:x="2.286cm" svg:y="12.7cm">
          <draw:text-box>
            <text:p><text:span text:style-name="T5">let mut v = Vec::new();</text:span></text:p>
            <text:p><text:span text:style-name="T5">let vr = &amp;mut v;</text:span></text:p>
            <text:p><text:span text:style-name="T5">Vec::push(vr, 1);</text:span></text:p>
            <text:p><text:span text:style-name="T5">Vec::push(vr, 2);</text:span></text:p>
            <text:p><text:span text:style-name="T5">Vec::push(vr, 3);</text:span></text:p>
          </draw:text-box>
        </draw:frame>
        <draw:frame draw:style-name="gr4" draw:text-style-name="P2" draw:layer="layout" svg:width="22.352cm" svg:height="3.936cm" svg:x="2.286cm" svg:y="6.285cm">
          <draw:text-box>
            <text:p><text:span text:style-name="T5">let mut v = Vec::new();</text:span></text:p>
            <text:p><text:span text:style-name="T5">Vec::push(&amp;mut v, 1); // Desugared form of v.push(1);</text:span></text:p>
            <text:p><text:span text:style-name="T5">Vec::push(&amp;mut v, 2);</text:span></text:p>
            <text:p><text:span text:style-name="T5">Vec::push(&amp;mut v, 3);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Does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does, but how?</text:p>
                <text:list>
                  <text:list-item>
                    <text:p><text:span text:style-name="T6">&amp;mut</text:span> is not <text:span text:style-name="T7">Copy</text:span></text:p>
                  </text:list-item>
                  <text:list-item>
                    <text:p><text:span text:style-name="T7">vr</text:span> is not being borrowed, so it must be moved</text:p>
                  </text:list-item>
                  <text:list-item>
                    <text:p>If it’s being moved, shouldn’t the second push fail?</text:p>
                  </text:list-item>
                  <text:list-item>
                    <text:p>We intuitively expect it to work, and it do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as still some sugar left<text:line-break/><text:line-break/><text:line-break/><text:line-break/></text:p>
              </text:list-item>
              <text:list-item>
                <text:p>Mutable refs are aggressively re-borrowed</text:p>
                <text:list>
                  <text:list-item>
                    <text:p>The re-borrow is an r-value, so when the expression ends, the original borrow is usable again</text:p>
                  </text:list-item>
                  <text:list-item>
                    <text:p>Allows code to intuitively work without ceremony</text:p>
                    <text:p/>
                  </text:list-item>
                </text:list>
              </text:list-item>
            </text:list>
          </draw:text-box>
        </draw:frame>
        <draw:frame draw:style-name="gr5" draw:text-style-name="P2" draw:layer="layout" svg:width="21.957cm" svg:height="4.826cm" svg:x="2.173cm" svg:y="6.35cm">
          <draw:text-box>
            <text:p><text:span text:style-name="T5">let mut v = Vec::new();</text:span></text:p>
            <text:p><text:span text:style-name="T5">let vr = &amp;mut v;</text:span></text:p>
            <text:p><text:span text:style-name="T5">Vec::push(&amp;mut *vr, 1); // Re-borrow the mutable ref</text:span></text:p>
            <text:p><text:span text:style-name="T5">Vec::push(&amp;mut *vr, 2);</text:span></text:p>
            <text:p><text:span text:style-name="T5">Vec::push(&amp;mut *vr, 3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6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Struct split-borrow?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Tuple split-borrow?</text:p>
              </text:list-item>
            </text:list>
          </draw:text-box>
        </draw:frame>
        <draw:frame draw:style-name="gr6" draw:text-style-name="P4" draw:layer="layout" svg:width="12.445cm" svg:height="3.62cm" svg:x="1.687cm" svg:y="6.286cm">
          <draw:text-box>
            <text:p><text:span text:style-name="T5">let mut p = Point{x: 5, y: 12};</text:span></text:p>
            <text:p><text:span text:style-name="T5">let bx = &amp;mut p.x;</text:span></text:p>
            <text:p><text:span text:style-name="T5">let by = &amp;mut p.y;</text:span></text:p>
          </draw:text-box>
        </draw:frame>
        <draw:frame draw:style-name="gr7" draw:text-style-name="P2" draw:layer="layout" svg:width="17.131cm" svg:height="3.81cm" svg:x="2.287cm" svg:y="12.7cm">
          <draw:text-box>
            <text:p><text:span text:style-name="T5">let mut arr = [1, 2, 3];</text:span></text:p>
            <text:p><text:span text:style-name="T5">let b0 = &amp;mut arr[0];</text:span></text:p>
            <text:p><text:span text:style-name="T5">let b1 = &amp;mut arr[1];</text:span></text:p>
            <text:p><text:span text:style-name="T5">let b2 = &amp;mut arr[2];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Array split-borrow?</text:p>
              </text:list-item>
            </text:list>
          </draw:text-box>
        </draw:frame>
        <draw:frame draw:style-name="gr8" draw:text-style-name="P2" draw:layer="layout" svg:width="11.028cm" svg:height="3.619cm" svg:x="14.988cm" svg:y="6.287cm">
          <draw:text-box>
            <text:p><text:span text:style-name="T5">let mut foo = (1, 2, 3);</text:span></text:p>
            <text:p><text:span text:style-name="T5">let b0 = &amp;mut foo.0;</text:span></text:p>
            <text:p><text:span text:style-name="T5">let b1 = &amp;mut foo.1;</text:span></text:p>
            <text:p><text:span text:style-name="T5">let b2 = &amp;mut foo.2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 and Tuple mutable splits are OK</text:p>
                <text:list>
                  <text:list-item>
                    <text:p>Their fields can only be named statically</text:p>
                  </text:list-item>
                  <text:list-item>
                    <text:p>Compiler can know which parts are borrowed</text:p>
                  </text:list-item>
                </text:list>
              </text:list-item>
              <text:list-item>
                <text:p>Array mutable splits won’t work</text:p>
                <text:list>
                  <text:list-item>
                    <text:p>They can be indexed dynamically</text:p>
                  </text:list-item>
                  <text:list-item>
                    <text:p>Impossible* to know which elements are borrowed</text:p>
                  </text:list-item>
                </text:list>
              </text:list-item>
              <text:list-item>
                <text:p>Immutable splits are always f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rrow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functions, only the signature matters</text:p>
                <text:list>
                  <text:list-item>
                    <text:p>If a function returns something of shorter lifetime than any params, then those params stay borrowed</text:p>
                  </text:list-item>
                  <text:list-item>
                    <text:p>True even if the return value doesn’t actually borrow all that it’s allowed to</text:p>
                  </text:list-item>
                </text:list>
              </text:list-item>
              <text:list-item>
                <text:p>To prevent false positives, we need reasoning</text:p>
                <text:list>
                  <text:list-item>
                    <text:p>Requires that lifetimes can be named</text:p>
                  </text:list-item>
                  <text:list-item>
                    <text:p>Perhaps the most unique aspect of r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Lifetime Parameter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6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Function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truct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<text:span text:style-name="T2">Lifetime params are similar to type params</text:span></text:p>
                <text:list>
                  <text:list-item>
                    <text:p><text:span text:style-name="T2">Appear in the same list, but</text:span></text:p>
                  </text:list-item>
                  <text:list-item>
                    <text:p><text:span text:style-name="T2">Are NOT monomorphized</text:span></text:p>
                    <text:list>
                      <text:list-item>
                        <text:p><text:span text:style-name="T2">Lifetimes don’t affect codegen in gener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" draw:layer="layout" svg:width="12.7cm" svg:height="3.731cm" svg:x="1.57cm" svg:y="6.429cm">
          <draw:text-box>
            <text:p><text:span text:style-name="T5">fn foo&lt;’a&gt;(&amp;’a str) -&gt; &amp;’a str {</text:span></text:p>
            <text:p><text:span text:style-name="T5"><text:s text:c="4"/></text:span><text:span text:style-name="T5">...</text:span></text:p>
            <text:p><text:span text:style-name="T5">}</text:span></text:p>
          </draw:text-box>
        </draw:frame>
        <draw:frame draw:style-name="gr9" draw:text-style-name="P2" draw:layer="layout" svg:width="11.684cm" svg:height="3.731cm" svg:x="15.24cm" svg:y="6.429cm">
          <draw:text-box>
            <text:p><text:span text:style-name="T5">struct Bar&lt;’a&gt; {</text:span></text:p>
            <text:p><text:span text:style-name="T5"><text:s text:c="4"/></text:span><text:span text:style-name="T5">txt: &amp;’a str,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ired for type definitions</text:p>
              </text:list-item>
              <text:list-item>
                <text:p>Can be elided for function definitions</text:p>
                <text:list>
                  <text:list-item>
                    <text:p>Each input lifetime becomes a separate param</text:p>
                  </text:list-item>
                  <text:list-item>
                    <text:p>If only one input lifetime, then all outputs match</text:p>
                  </text:list-item>
                  <text:list-item>
                    <text:p>If multiple input lifetimes, and one is <text:span text:style-name="T6">self</text:span>, then all outputs match the <text:span text:style-name="T6">self</text:span> lifetime</text:p>
                  </text:list-item>
                  <text:list-item>
                    <text:p>Otherwise, elision not allow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s</text:p>
              </text:list-item>
            </text:list>
          </draw:text-box>
        </draw:frame>
        <draw:frame draw:style-name="gr10" draw:text-style-name="P4" draw:layer="layout" svg:width="23.252cm" svg:height="11.35cm" svg:x="2.148cm" svg:y="6.43cm">
          <draw:text-box>
            <text:p><text:span text:style-name="T8">fn return_it(txt: &amp;str) -&gt; &amp;str { ... }</text:span></text:p>
            <text:p><text:span text:style-name="T8">fn return_it&lt;’a&gt;(txt: &amp;’a str) -&gt; &amp;’a str { ... }</text:span></text:p>
            <text:p><text:span text:style-name="T8"/></text:p>
            <text:p><text:span text:style-name="T8">fn return_split(txt: &amp;str) -&gt; (&amp;str, &amp;str) { ... }</text:span></text:p>
            <text:p><text:span text:style-name="T8">fn return_split&lt;’a&gt;(txt: &amp;’a str) -&gt; (&amp;’a str, &amp;’a str) { ... }</text:span></text:p>
            <text:p><text:span text:style-name="T8"/></text:p>
            <text:p><text:span text:style-name="T8">impl MyStruct {</text:span></text:p>
            <text:p><text:span text:style-name="T8"><text:s text:c="4"/></text:span><text:span text:style-name="T8">fn borrow_me(&amp;self, field: &amp;str) -&gt; &amp;str { ... }</text:span></text:p>
            <text:p><text:span text:style-name="T8"><text:s text:c="4"/></text:span><text:span text:style-name="T8">fn borrow_me&lt;’a, ‘b&gt;(&amp;’a self, field: &amp;’b str) -&gt; &amp;’a str { ... }</text:span></text:p>
            <text:p><text:span text:style-name="T8">}</text:span></text:p>
            <text:p><text:span text:style-name="T8"/></text:p>
            <text:p><text:span text:style-name="T8">fn return_either(txt1: &amp;str, txt2: &amp;str) -&gt; &amp;str { /* ERROR */ }</text:span></text:p>
            <text:p><text:span text:style-name="T8">fn return_either&lt;’a&gt;(txt1: &amp;’a str, txt2: &amp;’a str) -&gt; &amp;’a str { /* OK */ }</text:span></text:p>
            <text:p><text:span text:style-name="T8"/></text:p>
            <text:p><text:span text:style-name="T8">fn from_nothing() -&gt; &amp;str { /* ERROR */ }</text:span></text:p>
            <text:p><text:span text:style-name="T8">fn from_nothing() -&gt; &amp;’static str { /* OK */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oncrete lifetime</text:p>
              </text:list-item>
            </text:list>
          </draw:text-box>
        </draw:frame>
        <draw:frame draw:style-name="gr3" draw:text-style-name="P2" draw:layer="layout" svg:width="23.226cm" svg:height="4.673cm" svg:x="2.174cm" svg:y="6.35cm">
          <draw:text-box>
            <text:p><text:span text:style-name="T5">struct MyStruct&lt;’a&gt;(&amp;’a str);</text:span></text:p>
            <text:p><text:span text:style-name="T5"/></text:p>
            <text:p><text:span text:style-name="T5">impl&lt;’a&gt; MyStruct&lt;’a&gt; {</text:span></text:p>
            <text:p><text:span text:style-name="T5"><text:s text:c="4"/></text:span><text:span text:style-name="T5">fn set_it(&amp;’a mut self, txt: &amp;’a str) { self.0 = txt; }</text:span></text:p>
            <text:p><text:span text:style-name="T5">}</text:span></text:p>
          </draw:text-box>
        </draw:frame>
        <draw:frame draw:style-name="gr11" draw:text-style-name="P2" draw:layer="layout" svg:width="23.227cm" svg:height="5.41cm" svg:x="2.173cm" svg:y="12.7cm">
          <draw:text-box>
            <text:p><text:span text:style-name="T5">struct MyStruct(i32);</text:span></text:p>
            <text:p><text:span text:style-name="T5"/></text:p>
            <text:p><text:span text:style-name="T5">impl MyStruct {</text:span></text:p>
            <text:p><text:span text:style-name="T5"><text:s text:c="4"/></text:span><text:span text:style-name="T5">fn add_it&lt;’a, ‘b&gt;(&amp;’a mut self, txt: &amp;’b str) {</text:span></text:p>
            <text:p><text:span text:style-name="T5"><text:s text:c="8"/></text:span><text:span text:style-name="T5">self.0 += txt.len()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Bound lifetime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 params can be bounded by lifetimes</text:p>
                <text:list>
                  <text:list-item>
                    <text:p><text:span text:style-name="T7">struct MyRef&lt;’a, T: ‘a&gt;(&amp;’a T);</text:span></text:p>
                  </text:list-item>
                  <text:list-item>
                    <text:p><text:span text:style-name="T9">Nested types/params of </text:span><text:span text:style-name="T7">T</text:span><text:span text:style-name="T9"> must also inherit </text:span><text:span text:style-name="T7">‘a</text:span></text:p>
                    <text:list>
                      <text:list-item>
                        <text:p><text:span text:style-name="T10">Well-formedness (see RFC 1214)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Lifetime bounds are inferred for fns and impls</text:span></text:p>
              </text:list-item>
            </text:list>
          </draw:text-box>
        </draw:frame>
        <draw:frame draw:style-name="gr12" draw:text-style-name="P2" draw:layer="layout" svg:width="22.86cm" svg:height="4.318cm" svg:x="2.286cm" svg:y="12.446cm">
          <draw:text-box>
            <text:p><text:span text:style-name="T5">fn take_ref&lt;’a, T&gt;(&amp;’a T);</text:span></text:p>
            <text:p><text:span text:style-name="T5"/></text:p>
            <text:p><text:span text:style-name="T5">impl&lt;’a, T&gt; MyRef&lt;’a, T&gt; {</text:span></text:p>
            <text:p><text:span text:style-name="T5"><text:s text:c="4"/></text:span><text:span text:style-name="T5">fn get_it(&amp;’a self) -&gt; &amp;’a T { self.0 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time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Trait objects have an implied lifetime bound</text:span></text:p>
                <text:list>
                  <text:list-item>
                    <text:p><text:span text:style-name="T7">Box&lt;MyTrait&gt;</text:span><text:span text:style-name="T10"> is </text:span><text:span text:style-name="T7">Box&lt;MyTrait + ‘static&gt;</text:span></text:p>
                  </text:list-item>
                  <text:list-item>
                    <text:p><text:span text:style-name="T7">&amp;’a MyTrait</text:span><text:span text:style-name="T10"> is </text:span><text:span text:style-name="T7">&amp;’a (MyTrait + ‘a)</text:span></text:p>
                  </text:list-item>
                  <text:list-item>
                    <text:p><text:span text:style-name="T7">&amp;’a Box&lt;MyTrait&gt;</text:span><text:span text:style-name="T7"><text:line-break/></text:span><text:span text:style-name="T10">is </text:span><text:span text:style-name="T7">&amp;’a Box&lt;MyTrait + ‘static&gt;</text:span></text:p>
                    <text:list>
                      <text:list-item>
                        <text:p><text:span text:style-name="T11">Changed in RFC 115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Transitive Referenc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ve 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borrow a ref just like any other value</text:p>
                <text:list>
                  <text:list-item>
                    <text:p>This is uncommon, usually reborrowing is preferred</text:p>
                  </text:list-item>
                  <text:list-item>
                    <text:p>Usually happens as a result of generic code</text:p>
                    <text:list>
                      <text:list-item>
                        <text:p><text:span text:style-name="T7">Index</text:span> / <text:span text:style-name="T7">IndexMut</text:span> traits can cause thi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3.876cm" svg:height="4.673cm" svg:x="2.262cm" svg:y="10.668cm">
          <draw:text-box>
            <text:p><text:span text:style-name="T5">impl&lt;’a&gt; Index&lt;usize&gt; for StrVec&lt;’a&gt; {</text:span></text:p>
            <text:p><text:span text:style-name="T5"><text:s text:c="4"/></text:span><text:span text:style-name="T5">type Output = &amp;’a str;</text:span></text:p>
            <text:p><text:span text:style-name="T5"/></text:p>
            <text:p><text:span text:style-name="T5"><text:s text:c="4"/></text:span><text:span text:style-name="T5">fn index&lt;’b&gt;(&amp;’b self, idx: usize) -&gt; &amp;’b &amp;’a str { ... 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ve References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Can you “reach through” and extract the ref?</text:p>
              </text:list-item>
            </text:list>
          </draw:text-box>
        </draw:frame>
        <draw:frame draw:style-name="gr13" draw:text-style-name="P2" draw:layer="layout" svg:width="24.762cm" svg:height="2.968cm" svg:x="1.616cm" svg:y="6.362cm">
          <draw:text-box>
            <text:p><text:span text:style-name="T5">fn reach&lt;’a, ‘b&gt;(ref_ref: &amp;’a &amp;’b str) -&gt; &amp;’b str {</text:span></text:p>
            <text:p><text:span text:style-name="T5"><text:s text:c="4"/></text:span><text:span text:style-name="T5">*ref_ref</text:span></text:p>
            <text:p><text:span text:style-name="T5">}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And for mutable?</text:p>
              </text:list-item>
            </text:list>
          </draw:text-box>
        </draw:frame>
        <draw:frame draw:style-name="gr14" draw:text-style-name="P6" draw:layer="layout" svg:width="24.638cm" svg:height="3.199cm" svg:x="1.616cm" svg:y="12.7cm">
          <draw:text-box>
            <text:p text:style-name="P5"><text:span text:style-name="T12">fn reach&lt;’a, ‘b&gt;(ref_ref: &amp;’a mut &amp;’b mut str) -&gt; &amp;’b mut str {</text:span></text:p>
            <text:p text:style-name="P5"><text:span text:style-name="T12"><text:s text:c="4"/></text:span><text:span text:style-name="T12">*ref_ref</text:span></text:p>
            <text:p text:style-name="P5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ve 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s fine for shared refs</text:p>
                <text:list>
                  <text:list-item>
                    <text:p>Any number of shared refs can exist at once</text:p>
                  </text:list-item>
                  <text:list-item>
                    <text:p>Even if the outer ref expires, the inner remains valid</text:p>
                  </text:list-item>
                  <text:list-item>
                    <text:p>Shared refs are <text:span text:style-name="T7">Copy</text:span>, so you can duplicate them</text:p>
                  </text:list-item>
                </text:list>
              </text:list-item>
              <text:list-item>
                <text:p>But mutable refs are a “raccoon trap”</text:p>
                <text:list>
                  <text:list-item>
                    <text:p>A mutable ref is a promise of exclusivity</text:p>
                  </text:list-item>
                  <text:list-item>
                    <text:p>The outer ref has a shorter guarantee than the inner</text:p>
                  </text:list-item>
                  <text:list-item>
                    <text:p>Duplicating the inner ref would break the promise made by the outer r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Subtyping and Varianc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st does not <text:span text:style-name="T13">(</text:span><text:span text:style-name="T13"><text:a xlink:href="http://smallcultfollowing.com/babysteps/blog/2015/08/20/virtual-structs-part-3-bringing-enums-and-structs-together/" xlink:type="simple">yet</text:a></text:span><text:span text:style-name="T13">)</text:span> support inheritance</text:p>
                <text:list>
                  <text:list-item>
                    <text:p>If a function takes type <text:span text:style-name="T6">Foo</text:span>, then you can pass only an actual <text:span text:style-name="T6">Foo</text:span>, no more, no less</text:p>
                  </text:list-item>
                  <text:list-item>
                    <text:p>Rust prefers composition over inheritance, and uses the trait system for shared functionality</text:p>
                  </text:list-item>
                  <text:list-item>
                    <text:p>In practice, this is working well for most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..Except that it does</text:p>
                <text:list>
                  <text:list-item>
                    <text:p>Lifetimes are the only thing in Rust that create a subtype relationship</text:p>
                  </text:list-item>
                  <text:list-item>
                    <text:p>This has subtle but important implications</text:p>
                  </text:list-item>
                  <text:list-item>
                    <text:p>Once borrowck is done and the lifetimes evaporate, then there is truly no subtyping left</text:p>
                  </text:list-item>
                </text:list>
              </text:list-item>
              <text:list-item>
                <text:p><text:span text:style-name="T6">‘</text:span><text:span text:style-name="T6">a: ‘b</text:span> What does this mean exactly?</text:p>
                <text:list>
                  <text:list-item>
                    <text:p><text:span text:style-name="T14">We know </text:span><text:span text:style-name="T6">T: Trait</text:span><text:span text:style-name="T14"> means </text:span><text:span text:style-name="T6">T</text:span><text:span text:style-name="T14"> implements </text:span><text:span text:style-name="T6">Tra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means <text:span text:style-name="T6">‘a</text:span> lives at least as long as <text:span text:style-name="T6">‘b</text:span></text:p>
                <text:list>
                  <text:list-item>
                    <text:p>Arbitrary, since lifetimes aren’t a “type” in the typical sense</text:p>
                  </text:list-item>
                  <text:list-item>
                    <text:p>Most intuitive that “inheriting” from a lifetime means living at least that long</text:p>
                  </text:list-item>
                  <text:list-item>
                    <text:p>Makes variance more intuitive also</text:p>
                  </text:list-item>
                  <text:list-item>
                    <text:p>What about <text:span text:style-name="T6">‘static</text:span>?</text:p>
                    <text:list>
                      <text:list-item>
                        <text:p><text:span text:style-name="T6">‘</text:span><text:span text:style-name="T6">static</text:span> is a subtype of all other lifetimes</text:p>
                      </text:list-item>
                      <text:list-item>
                        <text:p>Somewhat odd, but on balance probably the best cho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fetimes are usually covariant, sometimes invariant</text:p>
              </text:list-item>
              <text:list-item>
                <text:p>Variance rules</text:p>
                <text:list>
                  <text:list-item>
                    <text:p><text:span text:style-name="T6">&amp;’a T : &amp;’b U</text:span><text:span text:style-name="T11"> if </text:span><text:span text:style-name="T6">‘a: ‘b</text:span><text:span text:style-name="T11"> and </text:span><text:span text:style-name="T7">T: U</text:span></text:p>
                  </text:list-item>
                  <text:list-item>
                    <text:p><text:span text:style-name="T7">&amp;’a mut T : &amp;’b mut U</text:span><text:span text:style-name="T11"> if </text:span><text:span text:style-name="T7">‘a: ‘b</text:span><text:span text:style-name="T11"> and </text:span><text:span text:style-name="T7">T = U</text:span></text:p>
                  </text:list-item>
                  <text:list-item>
                    <text:p><text:span text:style-name="T7">Fn(T) -&gt; R : Fn(U) -&gt; S</text:span><text:span text:style-name="T11"> if </text:span><text:span text:style-name="T7">T = U</text:span><text:span text:style-name="T11"> and </text:span><text:span text:style-name="T7">R: S</text:span></text:p>
                  </text:list-item>
                  <text:list-item>
                    <text:p><text:span text:style-name="T6">Foo&lt;T&gt;: Foo&lt;U&gt;</text:span><text:span text:style-name="T11"> if...</text:span></text:p>
                    <text:list>
                      <text:list-item>
                        <text:p><text:span text:style-name="T11">Its internal members are legally covariant</text:span></text:p>
                      </text:list-item>
                      <text:list-item>
                        <text:p><text:span text:style-name="T11">PhantomData is very import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text-style-name="P7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 xml:id="id1" text:id="id1"><text:span text:style-name="T15">OK</text:span></text:p>
              </text:list-item>
              <text:list-item>
                <text:p xml:id="id2" text:id="id2"><text:span text:style-name="T16">OK</text:span></text:p>
              </text:list-item>
              <text:list-item>
                <text:p xml:id="id3" text:id="id3"><text:span text:style-name="T17">NO</text:span></text:p>
              </text:list-item>
              <text:list-item>
                <text:p xml:id="id4" text:id="id4"><text:span text:style-name="T16">OK</text:span></text:p>
              </text:list-item>
              <text:list-item>
                <text:p xml:id="id5" text:id="id5"><text:span text:style-name="T16">OK</text:span></text:p>
              </text:list-item>
              <text:list-item>
                <text:p xml:id="id6" text:id="id6"><text:span text:style-name="T17">NO</text:span></text:p>
              </text:list-item>
              <text:list-item>
                <text:p xml:id="id7" text:id="id7"><text:span text:style-name="T17">NO</text:span></text:p>
              </text:list-item>
            </text:list>
          </draw:text-box>
        </draw:frame>
        <draw:frame draw:style-name="gr15" draw:text-style-name="P2" draw:layer="layout" svg:width="19.558cm" svg:height="1.524cm" svg:x="5.334cm" svg:y="6.472cm">
          <draw:text-box>
            <text:p><text:span text:style-name="T5">&amp;’static &amp;’static T : &amp;’a &amp;’b T</text:span></text:p>
          </draw:text-box>
        </draw:frame>
        <draw:frame draw:style-name="gr15" draw:text-style-name="P2" draw:layer="layout" svg:width="19.558cm" svg:height="1.524cm" svg:x="5.334cm" svg:y="8.272cm">
          <draw:text-box>
            <text:p><text:span text:style-name="T5">&amp;’static mut &amp;’static T : &amp;’a mut &amp;’b T</text:span></text:p>
          </draw:text-box>
        </draw:frame>
        <draw:frame draw:style-name="gr15" draw:text-style-name="P2" draw:layer="layout" svg:width="19.558cm" svg:height="1.524cm" svg:x="5.334cm" svg:y="10.072cm">
          <draw:text-box>
            <text:p><text:span text:style-name="T5">&amp;’static mut &amp;’b T : &amp;’a mut &amp;’b T</text:span></text:p>
          </draw:text-box>
        </draw:frame>
        <draw:frame draw:style-name="gr16" draw:text-style-name="P2" draw:layer="layout" svg:width="19.558cm" svg:height="1.725cm" svg:x="5.334cm" svg:y="11.772cm">
          <draw:text-box>
            <text:p><text:span text:style-name="T5">fn(&amp;’static T) -&gt; &amp;’static T</text:span></text:p>
            <text:p><text:span text:style-name="T5">: fn(&amp;’static T) -&gt; &amp;’a T</text:span></text:p>
          </draw:text-box>
        </draw:frame>
        <draw:frame draw:style-name="gr16" draw:text-style-name="P2" draw:layer="layout" svg:width="19.558cm" svg:height="1.725cm" svg:x="5.334cm" svg:y="13.572cm">
          <draw:text-box>
            <text:p><text:span text:style-name="T5">fn(&amp;’static T) -&gt; &amp;’static T</text:span></text:p>
            <text:p><text:span text:style-name="T5">: fn(&amp;’a T) -&gt; &amp;’a T</text:span></text:p>
          </draw:text-box>
        </draw:frame>
        <draw:frame draw:style-name="gr16" draw:text-style-name="P8" draw:layer="layout" svg:width="19.558cm" svg:height="1.725cm" svg:x="5.334cm" svg:y="15.372cm">
          <draw:text-box>
            <text:p><text:span text:style-name="T5">fn(&amp;’a T) -&gt; &amp;’a T</text:span></text:p>
            <text:p><text:span text:style-name="T5">: fn(&amp;’a T) -&gt; &amp;’static T</text:span></text:p>
          </draw:text-box>
        </draw:frame>
        <draw:frame draw:style-name="gr15" draw:text-style-name="P2" draw:layer="layout" svg:width="19.558cm" svg:height="1.524cm" svg:x="5.334cm" svg:y="4.672cm">
          <draw:text-box>
            <text:p><text:span text:style-name="T5">&amp;’static T : &amp;’a 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oesn’t #3 work?</text:p>
                <text:list>
                  <text:list-item>
                    <text:p>Straight from the nomicon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25.4cm" svg:height="9.832cm" svg:x="1.316cm" svg:y="8.03cm">
          <draw:text-box>
            <text:p><text:span text:style-name="T5">fn overwrite&lt;’a, ‘b, T: Copy&gt;(input: &amp;’a mut T, new: &amp;’b mut T) {</text:span></text:p>
            <text:p><text:span text:style-name="T5"><text:s text:c="4"/></text:span><text:span text:style-name="T5">*input = *new;</text:span></text:p>
            <text:p><text:span text:style-name="T5">}</text:span></text:p>
            <text:p><text:span text:style-name="T5"/></text:p>
            <text:p><text:span text:style-name="T5">fn main() {</text:span></text:p>
            <text:p><text:span text:style-name="T5"><text:s text:c="4"/></text:span><text:span text:style-name="T5">let mut forever_str: &amp;'static str = "hello";</text:span></text:p>
            <text:p><text:span text:style-name="T5"><text:s text:c="4"/></text:span><text:span text:style-name="T5">{</text:span></text:p>
            <text:p><text:span text:style-name="T5"><text:s text:c="8"/></text:span><text:span text:style-name="T5">let string = String::from("world");</text:span></text:p>
            <text:p><text:span text:style-name="T5"><text:s text:c="8"/></text:span><text:span text:style-name="T5">overwrite(&amp;mut forever_str, &amp;mut &amp;*string);</text:span></text:p>
            <text:p><text:span text:style-name="T5"><text:s text:c="4"/></text:span><text:span text:style-name="T5">}</text:span></text:p>
            <text:p><text:span text:style-name="T5"><text:s text:c="4"/></text:span><text:span text:style-name="T5">// Oops, printing free'd memory</text:span></text:p>
            <text:p><text:span text:style-name="T5"><text:s text:c="4"/></text:span><text:span text:style-name="T5">println!("{}", forever_str)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ing and Vari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w pointer variance matches ref variance</text:p>
              </text:list-item>
              <text:list-item>
                <text:p>Impl matching is flexible with subtypes</text:p>
                <text:list>
                  <text:list-item>
                    <text:p>Makes sense, just as most OOP languages are flexible with derived implementations</text:p>
                  </text:list-item>
                  <text:list-item>
                    <text:p>A generic lifetime can match any concrete one</text:p>
                  </text:list-item>
                  <text:list-item>
                    <text:p>Allows some strange impl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05cm" svg:height="4.673cm" svg:x="3.302cm" svg:y="13.616cm">
          <draw:text-box>
            <text:p><text:span text:style-name="T5">trait PrintStatic {</text:span></text:p>
            <text:p><text:span text:style-name="T5"><text:s text:c="4"/></text:span><text:span text:style-name="T5">fn print_static(txt: &amp;’static str);</text:span></text:p>
            <text:p><text:span text:style-name="T5">}</text:span></text:p>
            <text:p><text:span text:style-name="T5">impl PrintStatic for Foo {</text:span></text:p>
            <text:p><text:span text:style-name="T5"><text:s text:c="4"/></text:span><text:span text:style-name="T5">fn print_static&lt;’a&gt;(txt: &amp;’a str) { ... 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Dropck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op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fetimes and <text:span text:style-name="T7">Drop</text:span> interact in a subtle way</text:p>
                <text:list>
                  <text:list-item>
                    <text:p>It’s possible for multiple values to share a lifetime</text:p>
                    <text:list>
                      <text:list-item>
                        <text:p>Declared in same <text:span text:style-name="T7">let</text:span></text:p>
                      </text:list-item>
                      <text:list-item>
                        <text:p>Members of same collection</text:p>
                      </text:list-item>
                    </text:list>
                  </text:list-item>
                  <text:list-item>
                    <text:p>A value is allowed to hold a reference to another value of the same lifetime</text:p>
                  </text:list-item>
                  <text:list-item>
                    <text:p>Drop order of values of the same lifetime is not specified</text:p>
                  </text:list-item>
                  <text:list-item>
                    <text:p>The referred value could be dropped before the value that holds the reference to it</text:p>
                  </text:list-item>
                </text:list>
              </text:list-item>
              <text:list-item>
                <text:p>If you impl <text:span text:style-name="T7">Drop</text:span>, your params must <text:span text:style-name="T18">strictly outlive</text:span> yo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op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<text:line-break/><text:line-break/><text:line-break/><text:line-break/><text:line-break/><text:line-break/><text:line-break/></text:p>
                <text:p/>
                <text:p/>
              </text:list-item>
              <text:list-item>
                <text:p><text:span text:style-name="T7">#[unsafe_destructor_blind_to_params]</text:span> will “fix” it</text:p>
              </text:list-item>
            </text:list>
          </draw:text-box>
        </draw:frame>
        <draw:frame draw:style-name="gr18" draw:text-style-name="P4" draw:layer="layout" svg:width="23.252cm" svg:height="10.111cm" svg:x="2.032cm" svg:y="5.842cm">
          <draw:text-box>
            <text:p><text:span text:style-name="T8">struct Danger&lt;'a&gt; (Option&lt;&amp;'a [i32]&gt;);</text:span></text:p>
            <text:p><text:span text:style-name="T8"/></text:p>
            <text:p><text:span text:style-name="T8">impl&lt;'a&gt; Drop for Danger&lt;'a&gt; {</text:span></text:p>
            <text:p><text:span text:style-name="T8"><text:s text:c="4"/></text:span><text:span text:style-name="T8">fn drop&lt;'b&gt;(&amp;'b mut self) {</text:span></text:p>
            <text:p><text:span text:style-name="T8"><text:s text:c="8"/></text:span><text:span text:style-name="T8">if let Some(vec) = self.0 {</text:span></text:p>
            <text:p><text:span text:style-name="T8"><text:s text:c="12"/></text:span><text:span text:style-name="T8">for i in vec {</text:span></text:p>
            <text:p><text:span text:style-name="T8"><text:s text:c="16"/></text:span><text:span text:style-name="T8">println!("{}", i);</text:span></text:p>
            <text:p><text:span text:style-name="T8"><text:s text:c="12"/></text:span><text:span text:style-name="T8">}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}</text:span></text:p>
            <text:p><text:span text:style-name="T8"/></text:p>
            <text:p><text:span text:style-name="T8">fn main() {</text:span></text:p>
            <text:p><text:span text:style-name="T8"><text:s text:c="4"/></text:span><text:span text:style-name="T8">let (mut danger, vec) = (Danger(None), vec![1, 2, 3]);</text:span></text:p>
            <text:p><text:span text:style-name="T8"/></text:p>
            <text:p><text:span text:style-name="T8"><text:s text:c="4"/></text:span><text:span text:style-name="T8">danger.0 = Some(&amp;vec[..]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Unbounded Lifetime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bounded Lifeti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n more flexible than <text:span text:style-name="T6">‘static</text:span></text:p>
                <text:list>
                  <text:list-item>
                    <text:p>Will adapt to satisfy any lifetime requirement, even transitively</text:p>
                  </text:list-item>
                </text:list>
              </text:list-item>
              <text:list-item>
                <text:p>Can happen when</text:p>
                <text:list>
                  <text:list-item>
                    <text:p>You borrow the contents of a raw pointer</text:p>
                  </text:list-item>
                  <text:list-item>
                    <text:p>An output lifetime is not derived from an input<text:line-break/></text:p>
                  </text:list-item>
                </text:list>
              </text:list-item>
              <text:list-item>
                <text:p>Unsafe code is unsafe</text:p>
                <text:list>
                  <text:list-item>
                    <text:p>Bind an unbound lifetime as soon as possible</text:p>
                  </text:list-item>
                  <text:list-item>
                    <text:p>Audit your unsafe code carefully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19.558cm" svg:height="1.27cm" svg:x="3.126cm" svg:y="11.454cm">
          <draw:text-box>
            <text:p><text:span text:style-name="T5">fn unbounded&lt;’a&gt;() -&gt; &amp;’a str { ...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bounded Lifeti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table iterator</text:p>
              </text:list-item>
            </text:list>
          </draw:text-box>
        </draw:frame>
        <draw:frame draw:style-name="gr20" draw:text-style-name="P4" draw:layer="layout" svg:width="23.252cm" svg:height="11.884cm" svg:x="2.032cm" svg:y="6.15cm">
          <draw:text-box>
            <text:p><text:span text:style-name="T8">struct IterMut&lt;'a, T: 'a&gt; {</text:span></text:p>
            <text:p><text:span text:style-name="T8"><text:s text:c="4"/></text:span><text:span text:style-name="T8">slice: &amp;'a mut [T],</text:span></text:p>
            <text:p><text:span text:style-name="T8"><text:s text:c="4"/></text:span><text:span text:style-name="T8">idx: usize,</text:span></text:p>
            <text:p><text:span text:style-name="T8">}</text:span></text:p>
            <text:p><text:span text:style-name="T8"/></text:p>
            <text:p><text:span text:style-name="T8">impl&lt;'a, T: 'a&gt; Iterator for IterMut&lt;'a, T&gt; {</text:span></text:p>
            <text:p><text:span text:style-name="T8"><text:s text:c="4"/></text:span><text:span text:style-name="T8">type Item = &amp;'a mut T;</text:span></text:p>
            <text:p><text:span text:style-name="T8"/></text:p>
            <text:p><text:span text:style-name="T8"><text:s text:c="4"/></text:span><text:span text:style-name="T8">fn next&lt;'b&gt;(&amp;'b mut self) -&gt; Option&lt;&amp;'a mut T&gt; {</text:span></text:p>
            <text:p><text:span text:style-name="T8"><text:s text:c="8"/></text:span><text:span text:style-name="T8">if self.idx &lt; self.slice.len() {</text:span></text:p>
            <text:p><text:span text:style-name="T8"><text:s text:c="12"/></text:span><text:span text:style-name="T8">let idx = self.idx;</text:span></text:p>
            <text:p><text:span text:style-name="T8"><text:s text:c="12"/></text:span><text:span text:style-name="T8">self.idx += 1;</text:span></text:p>
            <text:p><text:span text:style-name="T8"><text:s text:c="12"/></text:span><text:span text:style-name="T8">Some(&amp;mut self.slice[idx])</text:span></text:p>
            <text:p><text:span text:style-name="T8"><text:s text:c="8"/></text:span><text:span text:style-name="T8">} else {</text:span></text:p>
            <text:p><text:span text:style-name="T8"><text:s text:c="12"/></text:span><text:span text:style-name="T8">None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bounded Lifeti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ll, that didn’t work</text:p>
                <text:list>
                  <text:list-item>
                    <text:p><text:span text:style-name="T7">‘</text:span><text:span text:style-name="T7">b</text:span> is a bound param and <text:span text:style-name="T7">‘a</text:span> is concrete</text:p>
                  </text:list-item>
                  <text:list-item>
                    <text:p><text:span text:style-name="T7">‘</text:span><text:span text:style-name="T7">b</text:span> is allowed to be shorter than <text:span text:style-name="T7">‘a</text:span></text:p>
                  </text:list-item>
                  <text:list-item>
                    <text:p>Remember the “raccoon trap” rule</text:p>
                    <text:list>
                      <text:list-item>
                        <text:p>We can’t reach through <text:span text:style-name="T7">&amp;‘b mut</text:span> to extract <text:span text:style-name="T7">&amp;‘a mut</text:span></text:p>
                      </text:list-item>
                    </text:list>
                  </text:list-item>
                </text:list>
              </text:list-item>
              <text:list-item>
                <text:p>However, we “know” this is safe</text:p>
                <text:list>
                  <text:list-item>
                    <text:p>The iterator will never yield the same ref twice</text:p>
                  </text:list-item>
                  <text:list-item>
                    <text:p>The original slice is inaccessible</text:p>
                  </text:list-item>
                  <text:list-item>
                    <text:p>Unsafe code is required to do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bounded Lifeti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’s try again</text:p>
              </text:list-item>
            </text:list>
          </draw:text-box>
        </draw:frame>
        <draw:frame draw:style-name="gr21" draw:text-style-name="P2" draw:layer="layout" svg:width="23.252cm" svg:height="11.851cm" svg:x="2.032cm" svg:y="6.15cm">
          <draw:text-box>
            <text:p><text:span text:style-name="T8">struct IterMut&lt;’a, T: ‘a&gt; {</text:span></text:p>
            <text:p><text:span text:style-name="T8"><text:s text:c="4"/></text:span><text:span text:style-name="T8">ptr: *mut T,</text:span></text:p>
            <text:p><text:span text:style-name="T8"><text:s text:c="4"/></text:span><text:span text:style-name="T8">len: usize,</text:span></text:p>
            <text:p><text:span text:style-name="T8"><text:s text:c="4"/></text:span><text:span text:style-name="T8">marker: PhantomData&lt;&amp;’a mut T&gt; // Gives IterMut the proper variance</text:span></text:p>
            <text:p><text:span text:style-name="T8">}</text:span></text:p>
            <text:p><text:span text:style-name="T8"/></text:p>
            <text:p><text:span text:style-name="T8">impl&lt;'a, T: 'a&gt; Iterator for IterMut&lt;'a, T&gt; {</text:span></text:p>
            <text:p><text:span text:style-name="T8"><text:s text:c="4"/></text:span><text:span text:style-name="T8">type Item = &amp;'a mut T;</text:span></text:p>
            <text:p><text:span text:style-name="T8"/></text:p>
            <text:p><text:span text:style-name="T8"><text:s text:c="4"/></text:span><text:span text:style-name="T8">fn next&lt;'b&gt;(&amp;'b mut self) -&gt; Option&lt;&amp;'a mut T&gt; {</text:span></text:p>
            <text:p><text:span text:style-name="T8"><text:s text:c="8"/></text:span><text:span text:style-name="T8">if self.idx &lt; self.slice.len() {</text:span></text:p>
            <text:p><text:span text:style-name="T8"><text:s text:c="12"/></text:span><text:span text:style-name="T8">let idx = self.idx;</text:span></text:p>
            <text:p><text:span text:style-name="T8"><text:s text:c="12"/></text:span><text:span text:style-name="T8">self.idx += 1;</text:span></text:p>
            <text:p><text:span text:style-name="T8"><text:s text:c="12"/></text:span><text:span text:style-name="T8">Some(unsafe {&amp;mut *self.ptr.offset(idx as isize)})// Unbounded</text:span></text:p>
            <text:p><text:span text:style-name="T8"><text:s text:c="12"/></text:span><text:span text:style-name="T8">// Upon return, the lifetime is bounded to ‘a</text:span></text:p>
            <text:p><text:span text:style-name="T8"><text:s text:c="8"/></text:span><text:span text:style-name="T8">} else {</text:span></text:p>
            <text:p><text:span text:style-name="T8"><text:s text:c="12"/></text:span><text:span text:style-name="T8">None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Closures and HRTB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osures are represented by 3 special traits</text:p>
                <text:list>
                  <text:list-item>
                    <text:p><text:span text:style-name="T7">Fn(T, U, ...) -&gt; R</text:span></text:p>
                    <text:list>
                      <text:list-item>
                        <text:p>Immutable environment</text:p>
                      </text:list-item>
                    </text:list>
                  </text:list-item>
                  <text:list-item>
                    <text:p><text:span text:style-name="T7">FnMut(T, U, ...) -&gt; R</text:span></text:p>
                    <text:list>
                      <text:list-item>
                        <text:p>Mutable environment</text:p>
                      </text:list-item>
                    </text:list>
                  </text:list-item>
                  <text:list-item>
                    <text:p><text:span text:style-name="T7">FnOnce(T, U, ...) -&gt; R</text:span></text:p>
                    <text:list>
                      <text:list-item>
                        <text:p>Owned environ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This compiles</text:p>
              </text:list-item>
            </text:list>
          </draw:text-box>
        </draw:frame>
        <draw:frame draw:style-name="gr22" draw:text-style-name="P2" draw:layer="layout" svg:width="23.252cm" svg:height="4.771cm" svg:x="2.032cm" svg:y="6.251cm">
          <draw:text-box>
            <text:p><text:span text:style-name="T5">fn foo&lt;F: Fn(&amp;str)&gt;(f: F, txt1: &amp;str, txt2: &amp;str) {</text:span></text:p>
            <text:p><text:span text:style-name="T5"><text:s text:c="4"/></text:span><text:span text:style-name="T5">f(txt1);</text:span></text:p>
            <text:p><text:span text:style-name="T5"><text:s text:c="4"/></text:span><text:span text:style-name="T5">f(txt2);</text:span></text:p>
            <text:p><text:span text:style-name="T5">}</text:span></text:p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What does it desugar to?</text:p>
              </text:list-item>
            </text:list>
          </draw:text-box>
        </draw:frame>
        <draw:frame draw:style-name="gr11" draw:text-style-name="P2" draw:layer="layout" svg:width="25.908cm" svg:height="5.41cm" svg:x="0.962cm" svg:y="12.7cm">
          <draw:text-box>
            <text:p><text:span text:style-name="T5">// First, add the elided lifetime params for the strs</text:span></text:p>
            <text:p><text:span text:style-name="T5">fn foo&lt;’a, ‘b, F: Fn(&amp;str)&gt;(f: F, txt1: &amp;’a str, txt2: &amp;’b str)</text:span></text:p>
            <text:p><text:span text:style-name="T5">// Next, add the closure param. Maybe this?</text:span></text:p>
            <text:p><text:span text:style-name="T5">fn foo&lt;’a, ‘b, F: Fn(&amp;’a str)&gt;(f: F, txt1: &amp;’a str, txt2: &amp;’b str)</text:span></text:p>
            <text:p><text:span text:style-name="T5">// Or this?</text:span></text:p>
            <text:p><text:span text:style-name="T5">fn foo&lt;’a, ‘b, F: Fn(&amp;’b str)&gt;(f: F, txt1: &amp;’a str, txt2: &amp;’b st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ither of these will work</text:p>
                <text:list>
                  <text:list-item>
                    <text:p>The closure must accept two distinct lifetimes</text:p>
                  </text:list-item>
                  <text:list-item>
                    <text:p>This is impossible with what we’ve seen so far</text:p>
                  </text:list-item>
                  <text:list-item>
                    <text:p>And yet it does work. How?</text:p>
                  </text:list-item>
                </text:list>
              </text:list-item>
              <text:list-item>
                <text:p>Higher-Ranked Trait Bounds</text:p>
                <text:list>
                  <text:list-item>
                    <text:p>Added to enable unboxed closures</text:p>
                  </text:list-item>
                  <text:list-item>
                    <text:p>Allows a bound itself to be generic over lifetimes</text:p>
                  </text:list-item>
                  <text:list-item>
                    <text:p>Conceptually creates an infinite number of bo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more try<text:line-break/></text:p>
                <text:list>
                  <text:list-item>
                    <text:p><text:span text:style-name="T7">for&lt;’c&gt;</text:span> means “for any lifetime <text:span text:style-name="T7">‘c</text:span> ...”</text:p>
                  </text:list-item>
                  <text:list-item>
                    <text:p>Lifetime <text:span text:style-name="T7">‘c</text:span> is determined later</text:p>
                    <text:list>
                      <text:list-item>
                        <text:p>Any usage of the closure type F will dictate <text:span text:style-name="T7">‘c</text:span></text:p>
                      </text:list-item>
                      <text:list-item>
                        <text:p><text:span text:style-name="T7">‘</text:span><text:span text:style-name="T7">c</text:span> will be derived uniquely for each use</text:p>
                      </text:list-item>
                    </text:list>
                  </text:list-item>
                  <text:list-item>
                    <text:p>This only works for lifetimes, not types</text:p>
                    <text:list>
                      <text:list-item>
                        <text:p><text:span text:style-name="T7">for&lt;T&gt; ...</text:span> is not legal</text:p>
                      </text:list-item>
                      <text:list-item>
                        <text:p>May change in the futur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2" draw:layer="layout" svg:width="25.908cm" svg:height="0.903cm" svg:x="1.016cm" svg:y="6.496cm">
          <draw:text-box>
            <text:p><text:span text:style-name="T19">fn foo&lt;’a, ‘b, F: for&lt;’c&gt; Fn(&amp;’c str)&gt;(f: F, txt1: &amp;’a str, txt2: &amp;’b st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RTB is mostly used for closures, but…</text:p>
                <text:list>
                  <text:list-item>
                    <text:p>Works for any trait that has lifetime params</text:p>
                  </text:list-item>
                  <text:list-item>
                    <text:p>Can be useful in some rare cases</text:p>
                  </text:list-item>
                </text:list>
              </text:list-item>
              <text:list-item>
                <text:p>Higher-Kinded types</text:p>
                <text:list>
                  <text:list-item>
                    <text:p>Also called “type constructors”</text:p>
                  </text:list-item>
                  <text:list-item>
                    <text:p><text:span text:style-name="T7">Option&lt;String&gt;</text:span> is a type, <text:span text:style-name="T7">Option</text:span> is an HKT</text:p>
                  </text:list-item>
                  <text:list-item>
                    <text:p>Rust does not allow code generic over HKTs</text:p>
                    <text:list>
                      <text:list-item>
                        <text:p>But this is a desired feature and will probably happen</text:p>
                      </text:list-item>
                    </text:list>
                  </text:list-item>
                </text:list>
              </text:list-item>
              <text:list-item>
                <text:p>HRTB can fake HKT if the HKT takes only lifeti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What we’d like is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Instead, we do</text:p>
              </text:list-item>
            </text:list>
          </draw:text-box>
        </draw:frame>
        <draw:frame draw:style-name="gr24" draw:text-style-name="P4" draw:layer="layout" svg:width="23.734cm" svg:height="4.891cm" svg:x="2.174cm" svg:y="6.05cm">
          <draw:text-box>
            <text:p><text:span text:style-name="T8">trait Canvas { ... }</text:span></text:p>
            <text:p><text:span text:style-name="T8">trait Studio {</text:span></text:p>
            <text:p><text:span text:style-name="T8"><text:s text:c="4"/></text:span><text:span text:style-name="T8">type Canvas&lt;’a&gt;: Canvas;</text:span></text:p>
            <text:p><text:span text:style-name="T8"><text:s text:c="4"/></text:span><text:span text:style-name="T8">fn new_canvas&lt;’a&gt;(&amp;’a self) -&gt; Self::Canvas&lt;’a&gt;;</text:span></text:p>
            <text:p><text:span text:style-name="T8">}</text:span></text:p>
            <text:p><text:span text:style-name="T8">fn draw&lt;’a, S: Studio&gt;(studio: &amp;’a mut S) {</text:span></text:p>
            <text:p><text:span text:style-name="T8"><text:s text:c="4"/></text:span><text:span text:style-name="T8">let canvas = studio.new_canvas();</text:span></text:p>
            <text:p><text:span text:style-name="T8">}</text:span></text:p>
          </draw:text-box>
        </draw:frame>
        <draw:frame draw:style-name="gr24" draw:text-style-name="P4" draw:layer="layout" svg:width="23.734cm" svg:height="4.891cm" svg:x="2.174cm" svg:y="12.45cm">
          <draw:text-box>
            <text:p><text:span text:style-name="T8">trait Canvas&lt;’a&gt; { ... }</text:span></text:p>
            <text:p><text:span text:style-name="T8">trait Studio&lt;’a&gt; {</text:span></text:p>
            <text:p><text:span text:style-name="T8"><text:s text:c="4"/></text:span><text:span text:style-name="T8">type Canvas: Canvas&lt;’a&gt;;</text:span></text:p>
            <text:p><text:span text:style-name="T8"><text:s text:c="4"/></text:span><text:span text:style-name="T8">fn new_canvas(&amp;’a self) -&gt; Self::Canvas;</text:span></text:p>
            <text:p><text:span text:style-name="T8">}</text:span></text:p>
            <text:p><text:span text:style-name="T8">fn draw&lt;’a, S: for&lt;’b&gt; Studio&lt;’b&gt;&gt;(studio: &amp;’a mut S) {</text:span></text:p>
            <text:p><text:span text:style-name="T8"><text:s text:c="4"/></text:span><text:span text:style-name="T8">let canvas = studio.new_canvas(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 and HRT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less than ideal</text:p>
                <text:list>
                  <text:list-item>
                    <text:p>The lifetime parameter infects all of the traits</text:p>
                  </text:list-item>
                  <text:list-item>
                    <text:p>Noisier and harder to follow</text:p>
                  </text:list-item>
                  <text:list-item>
                    <text:p>Won’t work if Canvas needs type params also</text:p>
                  </text:list-item>
                </text:list>
              </text:list-item>
              <text:list-item>
                <text:p>But it does work</text:p>
                <text:list>
                  <text:list-item>
                    <text:p>Rust’s current feature set is flexible enough to model many things, if not perfectly</text:p>
                  </text:list-item>
                  <text:list-item>
                    <text:p>It’s only improving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>
          <draw:text-box>
            <text:p>The End</text:p>
            <text:p xml:id="id8" text:id="id8">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st Reference</text:p>
                <text:list>
                  <text:list-item>
                    <text:p><text:a xlink:href="https://doc.rust-lang.org/reference.html" xlink:type="simple">https://doc.rust-lang.org/reference.html</text:a></text:p>
                  </text:list-item>
                </text:list>
              </text:list-item>
              <text:list-item>
                <text:p>The Rustonomicon</text:p>
                <text:list>
                  <text:list-item>
                    <text:p><text:a xlink:href="https://doc.rust-lang.org/nightly/nomicon/" xlink:type="simple">https://doc.rust-lang.org/nightly/nomicon/</text:a></text:p>
                  </text:list-item>
                </text:list>
              </text:list-item>
              <text:list-item>
                <text:p>RFC 1156</text:p>
                <text:list>
                  <text:list-item>
                    <text:p><text:a xlink:href="https://github.com/rust-lang/rfcs/pull/1156" xlink:type="simple">https://github.com/rust-lang/rfcs/pull/1156</text:a></text:p>
                  </text:list-item>
                </text:list>
              </text:list-item>
              <text:list-item>
                <text:p>RFC 1214</text:p>
                <text:list>
                  <text:list-item>
                    <text:p><text:a xlink:href="https://github.com/rust-lang/rfcs/pull/1214" xlink:type="simple">https://github.com/rust-lang/rfcs/pull/1214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2:44:27.887162706</meta:creation-date>
    <meta:generator>LibreOffice/5.1.3.2$Linux_X86_64 LibreOffice_project/10m0$Build-2</meta:generator>
    <dc:date>2016-06-13T23:15:34.878023822</dc:date>
    <meta:editing-duration>PT23H48M34S</meta:editing-duration>
    <meta:editing-cycles>376</meta:editing-cycles>
    <meta:document-statistic meta:object-count="255"/>
  </office:meta>
</office:document-meta>
</file>